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20c7a7" officeooo:paragraph-rsid="000f3e82"/>
    </style:style>
    <style:style style:name="P5" style:family="paragraph" style:parent-style-name="Text_20_body">
      <style:text-properties officeooo:rsid="000f3e82" officeooo:paragraph-rsid="000f3e82"/>
    </style:style>
    <style:style style:name="P6" style:family="paragraph" style:parent-style-name="Standard">
      <style:paragraph-properties fo:text-align="justify" style:justify-single-word="false"/>
      <style:text-properties officeooo:paragraph-rsid="000c4d51"/>
    </style:style>
    <style:style style:name="T1" style:family="text">
      <style:text-properties officeooo:rsid="000f3e82"/>
    </style:style>
    <style:style style:name="T2" style:family="text">
      <style:text-properties officeooo:rsid="000f71b7"/>
    </style:style>
    <style:style style:name="T3" style:family="text">
      <style:text-properties officeooo:rsid="00103a42"/>
    </style:style>
    <style:style style:name="T4" style:family="text">
      <style:text-properties officeooo:rsid="0011f39d"/>
    </style:style>
    <style:style style:name="T5" style:family="text">
      <style:text-properties officeooo:rsid="00123aae"/>
    </style:style>
    <style:style style:name="T6" style:family="text">
      <style:text-properties officeooo:rsid="001373c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<text:span text:style-name="T1">Visualizza i candidati </text:span><text:span text:style-name="T2">non idonei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. </text:span><text:span text:style-name="T6">Le viene notificata la possibilità di effettuare uno scorrimento delle graduatorie, Sara dovrà dunque accedere alla graduatoria in questione per verificare i nominativi dei nuovi possibili candidati idonei</text:span><text:span text:style-name="T1">.</text:span></text:p>
            <text:p text:style-name="P2">2. <text:span text:style-name="T1">Sara accede ad @silo: viene visualizzata una finestra di login; Sara accede al sistema digitando </text:span><text:span text:style-name="T6">le sue credenziali</text:span><text:span text:style-name="T1">.</text:span></text:p>
            <text:p text:style-name="P2">3. <text:span text:style-name="T1">@silo mostra a Sara l'interfaccia in cui può scegliere l'azione da intraprendere.</text:span></text:p>
            <text:p text:style-name="P2">4. <text:span text:style-name="T1">Sara accede alla sezione “utenti” e sceglie di visualizzare l'elenco dei candidati </text:span><text:span text:style-name="T5">non </text:span><text:span text:style-name="T1">idonei per il bando attuale cliccando sul pulsante “</text:span><text:span text:style-name="T3">Non </text:span><text:span text:style-name="T4">I</text:span><text:span text:style-name="T1">donei”</text:span></text:p>
            <text:p text:style-name="P5">5. @silo elabora l'informazione ricevuta e visualizza l'elenco richiesto.</text:p>
            <text:p text:style-name="P5">6. Sara acquisisce le informazioni richieste ed effettua il logout da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0D</meta:editing-duration>
    <meta:editing-cycles>5</meta:editing-cycles>
    <meta:generator>LibreOffice/3.6$MacOSX_x86 LibreOffice_project/da8c1e6-fd468f4-454e206-f42a4a9-143cfd</meta:generator>
    <dc:date>2012-10-16T23:15:32</dc:date>
    <meta:document-statistic meta:table-count="1" meta:image-count="0" meta:object-count="0" meta:page-count="1" meta:paragraph-count="11" meta:word-count="129" meta:character-count="886" meta:non-whitespace-character-count="767"/>
  </office:meta>
</office:document-meta>
</file>